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, 'Times New Roman'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rt.sh">
      <style:paragraph-properties fo:padding="0cm" fo:border="none" style:shadow="none"/>
      <style:text-properties fo:background-color="transparent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how to develop your code. First have a style, which contains the filename, then another style per file that lists the commands and automatically line numbers. Several styles exist. File Create creates a new file, and adds the following code lines to it:</text:p>
      <text:p text:style-name="Filename">create executable scripts/start.sh</text:p>
      <text:p text:style-name="start.sh">#!/bin/sh</text:p>
      <text:p text:style-name="start.sh">echo Hello</text:p>
      <text:p text:style-name="Standard">A new line with the same style changes the file affected:</text:p>
      <text:p text:style-name="Filename">create executable scripts/stop.sh</text:p>
      <text:p text:style-name="start.sh">#!/bin/sh</text:p>
      <text:p text:style-name="start.sh">echo Goodbye</text:p>
      <text:p text:style-name="Standard">Style File Append can be used to add lines to the end of an existing file:</text:p>
      <text:p text:style-name="Filename">append scripts/stop.sh</text:p>
      <text:p text:style-name="start.sh">echo '*sniff*'</text:p>
      <text:p text:style-name="Standard">and then add a common section to multiple files</text:p>
      <text:p text:style-name="Filename">append scripts/(start|stop).sh hello</text:p>
      <text:p text:style-name="start.sh">echo Done</text:p>
      <text:p text:style-name="Standard">Hopefully, one day we can have color-coding:</text:p>
      <text:p text:style-name="Filename">append smooth.py</text:p>
      <text:p text:style-name="start.sh">if i &gt; 1:</text:p>
      <text:p text:style-name="start.sh"><text:tab/>print 'Hello'</text:p>
      <text:p text:style-name="Standard">We can also patch existing files using the File Find (All) and File Replace /Insert styles:</text:p>
      <text:p text:style-name="Filename">find config.xml</text:p>
      <text:p text:style-name="start.sh">&lt;node&gt;</text:p>
      <text:p text:style-name="start.sh">hello</text:p>
      <text:p text:style-name="start.sh">&lt;/node&gt;</text:p>
      <text:p text:style-name="Filename">replace</text:p>
      <text:p text:style-name="start.sh">&lt;node&gt;goodbye&lt;/node&gt;</text:p>
      <text:p text:style-name="Filename">[root] find /etc/sysconfig/iptables</text:p>
      <text:p text:style-name="start.sh">-A -p 22</text:p>
      <text:p text:style-name="Filename">insert after</text:p>
      <text:p text:style-name="start.sh">-A -p 2222</text:p>
      <text:p text:style-name="Standard">or the File Patch style</text:p>
      <text:p text:style-name="Filename">patch config.xml</text:p>
      <text:p text:style-name="start.sh"><text:s/>&lt;root&gt;</text:p>
      <text:p text:style-name="start.sh">-/index.html</text:p>
      <text:p text:style-name="start.sh"><text:s/>&lt;/root&gt;</text:p>
      <text:p text:style-name="start.sh">---</text:p>
      <text:p text:style-name="start.sh"><text:s/>&lt;root&gt;</text:p>
      <text:p text:style-name="start.sh">+/index.php</text:p>
      <text:p text:style-name="start.sh"><text:s/>&lt;/root&gt;</text:p>
      <text:p text:style-name="Standard">Presumably we might want to run some commands – this gets complex for multiple platforms!</text:p>
      <text:p text:style-name="Filename">run</text:p>
      <text:p text:style-name="start.sh">flex ptree</text:p>
      <text:p text:style-name="Standard">We need some non-effective equivalents for when we have old code. e.g. we used to use this code:</text:p>
      <text:p text:style-name="Filename">ignore smooth.py</text:p>
      <text:p text:style-name="P1">lsof(x, y)</text:p>
      <text:p text:style-name="Standard">but then we converted to 3D:</text:p>
      <text:p text:style-name="Filename">append smooth.py</text:p>
      <text:p text:style-name="start.sh">lsof(x, y, z)</text:p>
      <text:p text:style-name="start.s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, 'Times New Roman'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Filename" style:family="paragraph" style:parent-style-name="Standard" style:class="text">
      <style:paragraph-properties fo:margin-left="0.476cm" fo:margin-right="0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start.sh" style:family="paragraph" style:parent-style-name="Standard" style:class="text">
      <style:paragraph-properties fo:margin-left="0.503cm" fo:margin-right="0cm" fo:text-indent="0cm" style:auto-text-indent="false"/>
      <style:text-properties style:font-name="Courier New" fo:font-size="10pt" fo:background-color="transparent" style:font-size-asian="10p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nathan Giddy</meta:initial-creator>
    <meta:creation-date>2007-11-08T16:46:25</meta:creation-date>
    <dc:creator>Jonathan Giddy</dc:creator>
    <dc:date>2007-11-08T18:12:28</dc:date>
    <dc:language>en-GB</dc:language>
    <meta:editing-cycles>17</meta:editing-cycles>
    <meta:editing-duration>PT1H5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7" meta:word-count="229" meta:character-count="1302"/>
  </office:meta>
</office:document-meta>
</file>